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a85f4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a85f4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7" style:family="paragraph" style:parent-style-name="UrbanBody">
      <style:text-properties fo:color="#ce181e" style:font-name="arial" fo:font-size="11pt" fo:font-style="italic" style:text-underline-style="none" fo:font-weight="normal" officeooo:rsid="002ab52c" officeooo:paragraph-rsid="003a85f4" fo:background-color="#fff20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UrbanBody">
      <style:text-properties style:font-name="arial" fo:font-size="11pt" officeooo:paragraph-rsid="003a85f4" style:font-size-asian="11pt" style:font-size-complex="11pt"/>
    </style:style>
    <style:style style:name="P9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a85f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85f4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officeooo:paragraph-rsid="003e5cda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fo:font-weight="normal" officeooo:rsid="003e5cda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2391da"/>
    </style:style>
    <style:style style:name="T10" style:family="text">
      <style:text-properties officeooo:rsid="002e6cab"/>
    </style:style>
    <style:style style:name="T11" style:family="text">
      <style:text-properties fo:color="#ce181e" officeooo:rsid="002ab52c" fo:background-color="#fff200" loext:char-shading-value="0"/>
    </style:style>
    <style:style style:name="T12" style:family="text">
      <style:text-properties officeooo:rsid="00344af6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officeooo:rsid="003e5cda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2"><text:span text:style-name="T5"><office:annotation><dc:creator>Gauthier Bastien</dc:creator><dc:date>2011-01-13T14:56:41</dc:date><text:p text:style-name="P13">do text</text:p><text:p text:style-name="P13">from document(at=tlpe, format='odt')</text:p></office:annotation></text:span><text:span text:style-name="T6">Import depuis </text:span><text:span text:style-name="T8">tlpe</text:span><text:span text:style-name="T6">.odt</text:span></text:p>
            <text:p text:style-name="P7"/>
            <text:p text:style-name="P3">RECOMMANDÉ</text:p>
          </table:table-cell>
        </table:table-row>
      </table:table>
      <text:p text:style-name="P2"/>
      <text:p text:style-name="P2">Transmis <text:span text:style-name="T10">des plans modificatifs d’un permis unique</text:span></text:p>
      <text:p text:style-name="P1"/>
      <text:p text:style-name="P9"/>
      <text:p text:style-name="P4"/>
      <text:p text:style-name="P5"><office:annotation><dc:creator>Gauthier Bastien</dc:creator><dc:date>2011-02-16T16:12:24</dc:date><text:p text:style-name="P13">do text if len(self.getApplicants()) &gt; 1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do text if not len(self.getApplicants()) &gt; 1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délégué</text:span>,</text:p>
      <text:p text:style-name="P5"/>
      <text:p text:style-name="P6">Conformément au prescrit <text:span text:style-name="T9">du Code de l'Environnement</text:span>, nous vous prions de trouver, sous ce pli, <text:span text:style-name="T9">deux</text:span> exemplaire<text:span text:style-name="T9">s</text:span> <text:span text:style-name="T10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2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57.593609298</dc:date>
    <dc:language>fr-FR</dc:language>
    <meta:editing-cycles>117</meta:editing-cycles>
    <meta:editing-duration>P1DT9H22M19S</meta:editing-duration>
    <meta:document-statistic meta:table-count="1" meta:image-count="0" meta:object-count="0" meta:page-count="1" meta:paragraph-count="13" meta:word-count="119" meta:character-count="947" meta:non-whitespace-character-count="861"/>
    <meta:user-defined meta:name="Info 1"/>
    <meta:user-defined meta:name="Info 2"/>
    <meta:user-defined meta:name="Info 3"/>
    <meta:user-defined meta:name="Info 4"/>
  </office:meta>
</office:document-meta>
</file>